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1f4d0c" officeooo:paragraph-rsid="001f4d0c" style:font-size-asian="36pt" style:font-weight-asian="bold" style:font-size-complex="36pt" style:font-weight-complex="bol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ext_20_body">
      <style:text-properties officeooo:rsid="0020770b" officeooo:paragraph-rsid="0020770b"/>
    </style:style>
    <style:style style:name="P6" style:family="paragraph" style:parent-style-name="Text_20_body">
      <style:text-properties officeooo:rsid="00218980" officeooo:paragraph-rsid="00218980"/>
    </style:style>
    <style:style style:name="P7" style:family="paragraph" style:parent-style-name="Text_20_body">
      <style:text-properties officeooo:rsid="0023832b" officeooo:paragraph-rsid="0023832b"/>
    </style:style>
    <style:style style:name="P8" style:family="paragraph" style:parent-style-name="Text_20_body">
      <style:text-properties officeooo:rsid="0024fce5" officeooo:paragraph-rsid="0024fce5"/>
    </style:style>
    <style:style style:name="P9" style:family="paragraph" style:parent-style-name="Text_20_body">
      <style:text-properties officeooo:rsid="0026d0ab" officeooo:paragraph-rsid="0026d0ab"/>
    </style:style>
    <style:style style:name="P10" style:family="paragraph" style:parent-style-name="Contents_20_Heading">
      <style:paragraph-properties fo:break-before="page"/>
    </style:style>
    <style:style style:name="P11" style:family="paragraph" style:parent-style-name="Footer">
      <style:paragraph-properties fo:text-align="end" style:justify-single-word="false"/>
    </style:style>
    <style:style style:name="P12" style:family="paragraph" style:parent-style-name="Footer">
      <style:paragraph-properties fo:text-align="end" style:justify-single-word="false"/>
      <style:text-properties officeooo:paragraph-rsid="0026d0ab"/>
    </style:style>
    <style:style style:name="P13" style:family="paragraph" style:parent-style-name="Heading_20_1">
      <style:text-properties officeooo:paragraph-rsid="0020770b"/>
    </style:style>
    <style:style style:name="P14" style:family="paragraph" style:parent-style-name="Heading_20_1">
      <style:paragraph-properties fo:break-before="page"/>
    </style:style>
    <style:style style:name="P15" style:family="paragraph" style:parent-style-name="Standard">
      <style:paragraph-properties fo:text-align="center" style:justify-single-word="false"/>
      <style:text-properties fo:font-size="36pt" fo:font-weight="bold" officeooo:rsid="001f525f" officeooo:paragraph-rsid="001f525f" style:font-size-asian="36pt" style:font-weight-asian="bold" style:font-size-complex="36pt" style:font-weight-complex="bold"/>
    </style:style>
    <style:style style:name="T1" style:family="text">
      <style:text-properties officeooo:rsid="0020770b"/>
    </style:style>
    <style:style style:name="T2" style:family="text">
      <style:text-properties officeooo:rsid="00218980"/>
    </style:style>
    <style:style style:name="T3" style:family="text">
      <style:text-properties officeooo:rsid="0024fce5"/>
    </style:style>
    <style:style style:name="T4" style:family="text">
      <style:text-properties officeooo:rsid="0026d0a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richt zur Projektgruppe</text:p>
      <text:p text:style-name="P1"/>
      <text:p text:style-name="P1"><text:s/>„Drohnen <text:span text:style-name="T3">klassifiz</text:span>ieren und tracken“ </text:p>
      <text:p text:style-name="P1"/>
      <text:p text:style-name="P1">im Bereich</text:p>
      <text:p text:style-name="P1"/>
      <text:p text:style-name="P1"><text:s/>„Sonserodatenfusion“</text:p>
      <text:p text:style-name="P1"/>
      <text:p text:style-name="P1"/>
      <text:p text:style-name="P15">XX.09.2023</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2"><text:a xlink:type="simple" xlink:href="#__RefHeading___Toc2448_859315482" text:style-name="Index_20_Link" text:visited-style-name="Index_20_Link">Motivation<text:tab/>3</text:a></text:p>
          <text:p text:style-name="P2"><text:a xlink:type="simple" xlink:href="#__RefHeading___Toc2450_859315482" text:style-name="Index_20_Link" text:visited-style-name="Index_20_Link">Theorie<text:tab/>4</text:a></text:p>
          <text:p text:style-name="P4"><text:a xlink:type="simple" xlink:href="#__RefHeading___Toc2452_859315482" text:style-name="Index_20_Link" text:visited-style-name="Index_20_Link">Papers?<text:tab/>4</text:a></text:p>
          <text:p text:style-name="P2"><text:a xlink:type="simple" xlink:href="#__RefHeading___Toc2454_859315482" text:style-name="Index_20_Link" text:visited-style-name="Index_20_Link">Vorgehensweise<text:tab/>4</text:a></text:p>
          <text:p text:style-name="P3"><text:a xlink:type="simple" xlink:href="#__RefHeading___Toc2456_859315482" text:style-name="Index_20_Link" text:visited-style-name="Index_20_Link">YOLO<text:tab/>4</text:a></text:p>
          <text:p text:style-name="P3"><text:a xlink:type="simple" xlink:href="#__RefHeading___Toc2458_859315482" text:style-name="Index_20_Link" text:visited-style-name="Index_20_Link">Kamera integrieren<text:tab/>4</text:a></text:p>
          <text:p text:style-name="P3"><text:a xlink:type="simple" xlink:href="#__RefHeading___Toc2460_859315482" text:style-name="Index_20_Link" text:visited-style-name="Index_20_Link">Kalmanfilter erarbeiten<text:tab/>4</text:a></text:p>
          <text:p text:style-name="P3"><text:a xlink:type="simple" xlink:href="#__RefHeading___Toc2462_859315482" text:style-name="Index_20_Link" text:visited-style-name="Index_20_Link">Drohnendatensätze<text:tab/>4</text:a></text:p>
          <text:p text:style-name="P3"><text:a xlink:type="simple" xlink:href="#__RefHeading___Toc2464_859315482" text:style-name="Index_20_Link" text:visited-style-name="Index_20_Link">RT-DETR<text:tab/>4</text:a></text:p>
          <text:p text:style-name="P2"><text:a xlink:type="simple" xlink:href="#__RefHeading___Toc228_2764029267" text:style-name="Index_20_Link" text:visited-style-name="Index_20_Link">Tests<text:tab/>4</text:a></text:p>
          <text:p text:style-name="P3"><text:a xlink:type="simple" xlink:href="#__RefHeading___Toc230_2764029267" text:style-name="Index_20_Link" text:visited-style-name="Index_20_Link">Personendetektion<text:tab/>4</text:a></text:p>
          <text:p text:style-name="P3"><text:a xlink:type="simple" xlink:href="#__RefHeading___Toc232_2764029267" text:style-name="Index_20_Link" text:visited-style-name="Index_20_Link">Drohnendetektion<text:tab/>4</text:a></text:p>
          <text:p text:style-name="P3"><text:a xlink:type="simple" xlink:href="#__RefHeading___Toc234_2764029267" text:style-name="Index_20_Link" text:visited-style-name="Index_20_Link">Verfolgung durch die Kamera<text:tab/>4</text:a></text:p>
          <text:p text:style-name="P2"><text:a xlink:type="simple" xlink:href="#__RefHeading___Toc236_2764029267" text:style-name="Index_20_Link" text:visited-style-name="Index_20_Link">Evaluation<text:tab/>4</text:a></text:p>
          <text:p text:style-name="P3"><text:a xlink:type="simple" xlink:href="#__RefHeading___Toc238_2764029267" text:style-name="Index_20_Link" text:visited-style-name="Index_20_Link">Qualität der Datensätze<text:tab/>4</text:a></text:p>
          <text:p text:style-name="P3"><text:a xlink:type="simple" xlink:href="#__RefHeading___Toc240_2764029267" text:style-name="Index_20_Link" text:visited-style-name="Index_20_Link">Qualität der Detektion<text:tab/>4</text:a></text:p>
          <text:p text:style-name="P3"><text:a xlink:type="simple" xlink:href="#__RefHeading___Toc242_2764029267" text:style-name="Index_20_Link" text:visited-style-name="Index_20_Link">Qualität der Drohnenverfolgung<text:tab/>4</text:a></text:p>
          <text:p text:style-name="P2"><text:a xlink:type="simple" xlink:href="#__RefHeading___Toc244_2764029267" text:style-name="Index_20_Link" text:visited-style-name="Index_20_Link">Zusammenfassung<text:tab/>4</text:a></text:p>
        </text:index-body>
      </text:table-of-content>
      <text:h text:style-name="Heading_20_1" text:outline-level="1" text:is-list-header="true"/>
      <text:h text:style-name="P14" text:outline-level="1"><text:bookmark-start text:name="__RefHeading___Toc2448_859315482"/>Motivation<text:bookmark-end text:name="__RefHeading___Toc2448_859315482"/></text:h>
      <text:p text:style-name="Text_20_body">- <text:span text:style-name="T1">Anwendbarkeit von YOLO und RT-DETR zeigen</text:span></text:p>
      <text:p text:style-name="Text_20_body">- <text:span text:style-name="T1">Vergleich von YOLO und RT-DETR</text:span></text:p>
      <text:p text:style-name="Text_20_body">- <text:span text:style-name="T1">Besseren Datensatz schaffen</text:span></text:p>
      <text:h text:style-name="Heading_20_1" text:outline-level="1"><text:bookmark-start text:name="__RefHeading___Toc2450_859315482"/>Theorie<text:bookmark-end text:name="__RefHeading___Toc2450_859315482"/></text:h>
      <text:h text:style-name="Heading_20_3" text:outline-level="3"><text:bookmark-start text:name="__RefHeading___Toc2452_859315482"/>Paper?<text:bookmark-end text:name="__RefHeading___Toc2452_859315482"/></text:h>
      <text:p text:style-name="Text_20_body">- <text:span text:style-name="T1">kurze Erläuterung der vorher bearbeiteten Paper</text:span></text:p>
      <text:p text:style-name="Text_20_body">- <text:span text:style-name="T1">Planung (zuerst Menschen mit YOLO aus Video erkennen, dann aus Kamerastream, dann Kamera zu Mittelpunkt der Boundingbox bewegen, dann Filter einbauen, dann Drohnendatensätze einfügen, dann </text:span><text:span text:style-name="T2">DETR einbauen, dann auf Drohnen trainieren</text:span><text:span text:style-name="T1">)</text:span></text:p>
      <text:h text:style-name="Heading_20_1" text:outline-level="1"><text:bookmark-start text:name="__RefHeading___Toc2454_859315482"/>Vorgehensweise<text:bookmark-end text:name="__RefHeading___Toc2454_859315482"/></text:h>
      <text:h text:style-name="Heading_20_2" text:outline-level="2"><text:bookmark-start text:name="__RefHeading___Toc2456_859315482"/>YOLO<text:bookmark-end text:name="__RefHeading___Toc2456_859315482"/></text:h>
      <text:p text:style-name="P6">Video download, Yolo grundgerüst, Dateistruktur verbessert, </text:p>
      <text:h text:style-name="Heading_20_2" text:outline-level="2"><text:bookmark-start text:name="__RefHeading___Toc2458_859315482"/>Kamera integrieren<text:bookmark-end text:name="__RefHeading___Toc2458_859315482"/></text:h>
      <text:p text:style-name="P7">Probleme mit Proxy, </text:p>
      <text:h text:style-name="Heading_20_2" text:outline-level="2"><text:bookmark-start text:name="__RefHeading___Toc2460_859315482"/>Kalmanfilter erarbeiten<text:bookmark-end text:name="__RefHeading___Toc2460_859315482"/></text:h>
      <text:h text:style-name="Heading_20_2" text:outline-level="2"><text:bookmark-start text:name="__RefHeading___Toc2462_859315482"/>Drohnendatensätze<text:bookmark-end text:name="__RefHeading___Toc2462_859315482"/></text:h>
      <text:h text:style-name="Heading_20_2" text:outline-level="2"><text:bookmark-start text:name="__RefHeading___Toc2464_859315482"/>RT-DETR<text:bookmark-end text:name="__RefHeading___Toc2464_859315482"/></text:h>
      <text:p text:style-name="P8">Probleme mit Implementierungen (eine auf 4 GPUs zu trainieren, eine eventuell unvollständig, eine beim trainieren fehleranfällig). Mit Diskussionen im Netz lösbares Problem (zumindest bei uns, Probleme gibt es bei anderen weiterhin.) Mit ultralytics zu, laufen gebracht, erkennt Personen zuverlässig, Drohnendatensatz muss getestet werden.</text:p>
      <text:h text:style-name="P13" text:outline-level="1"><text:bookmark-start text:name="__RefHeading___Toc228_2764029267"/>Tests<text:bookmark-end text:name="__RefHeading___Toc228_2764029267"/></text:h>
      <text:h text:style-name="Heading_20_2" text:outline-level="2"><text:bookmark-start text:name="__RefHeading___Toc230_2764029267"/>Persone<text:span text:style-name="T1">ndetektion</text:span><text:bookmark-end text:name="__RefHeading___Toc230_2764029267"/></text:h>
      <text:p text:style-name="P9">Läuft gut, hohe Wahrscheinlichkeit Personen zu erkennen</text:p>
      <text:h text:style-name="Heading_20_2" text:outline-level="2"><text:bookmark-start text:name="__RefHeading___Toc232_2764029267"/><text:soft-page-break/>Drohnen<text:span text:style-name="T1">detektion</text:span><text:bookmark-end text:name="__RefHeading___Toc232_2764029267"/></text:h>
      <text:h text:style-name="Heading_20_2" text:outline-level="2"><text:bookmark-start text:name="__RefHeading___Toc234_2764029267"/>Ver<text:span text:style-name="T1">folgung</text:span> durch die Kamera<text:bookmark-end text:name="__RefHeading___Toc234_2764029267"/></text:h>
      <text:h text:style-name="P13" text:outline-level="1"><text:bookmark-start text:name="__RefHeading___Toc236_2764029267"/>Evaluation<text:bookmark-end text:name="__RefHeading___Toc236_2764029267"/></text:h>
      <text:h text:style-name="Heading_20_2" text:outline-level="2"><text:bookmark-start text:name="__RefHeading___Toc238_2764029267"/>Qualität der Datensätze<text:bookmark-end text:name="__RefHeading___Toc238_2764029267"/></text:h>
      <text:h text:style-name="Heading_20_2" text:outline-level="2"><text:bookmark-start text:name="__RefHeading___Toc240_2764029267"/>Qualität der Detektion<text:bookmark-end text:name="__RefHeading___Toc240_2764029267"/></text:h>
      <text:h text:style-name="Heading_20_2" text:outline-level="2"><text:bookmark-start text:name="__RefHeading___Toc242_2764029267"/>Qualität der Drohnenverfolgung<text:bookmark-end text:name="__RefHeading___Toc242_2764029267"/></text:h>
      <text:h text:style-name="Heading_20_1" text:outline-level="1"><text:bookmark-start text:name="__RefHeading___Toc244_2764029267"/>Zusammenfassung<text:bookmark-end text:name="__RefHeading___Toc244_2764029267"/></text:h>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6d0ab"/>
    </style:style>
    <style:style style:name="MT1" style:family="text">
      <style:text-properties officeooo:rsid="0026d0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ktgruppenbericht – Sensordatenfusion – 2023 <text:tab/></text:span><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2:09:56.671029296</meta:creation-date>
    <dc:date>2023-08-25T15:08:09.112303317</dc:date>
    <meta:editing-duration>PT1H5M11S</meta:editing-duration>
    <meta:editing-cycles>6</meta:editing-cycles>
    <meta:generator>LibreOffice/7.3.7.2$Linux_X86_64 LibreOffice_project/30$Build-2</meta:generator>
    <meta:document-statistic meta:table-count="0" meta:image-count="0" meta:object-count="0" meta:page-count="4" meta:paragraph-count="55" meta:word-count="219" meta:character-count="1766" meta:non-whitespace-character-count="1585"/>
  </office:meta>
</office:document-meta>
</file>